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000000002C90000035399F8C9D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74cm" style:use-optimal-column-width="false"/>
    </style:style>
    <style:style style:name="co2" style:family="table-column">
      <style:table-column-properties style:column-width="14.426cm" style:use-optimal-column-width="false"/>
    </style:style>
    <style:style style:name="ro1" style:family="table-row">
      <style:table-row-properties style:row-height="1.25cm"/>
    </style:style>
    <style:style style:name="ro2" style:family="table-row">
      <style:table-row-properties style:row-height="3.999cm"/>
    </style:style>
    <style:style style:name="ro3" style:family="table-row">
      <style:table-row-properties style:row-height="13.159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864cm" svg:height="22.515cm" svg:x="1.136cm" svg:y="2.4cm">
          <draw:image xlink:href="Pictures/10000000000002C90000035399F8C9D7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standard" draw:layer="layout" svg:width="18.999cm" svg:height="26.691cm" svg:x="1.054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2" table:default-cell-style-name="ce1">
              <table:table-cell>
                <text:p>Descripción corta</text:p>
              </table:table-cell>
              <table:table-cell>
                <text:p>El administrador una vez que reciba la petición por parte del cliente de querer cancelar su reserva este ira a la opción de 'Cancelar' en su panel de admin el cual buscara por el numero de reserva y mostrara los datos solicitados por el cliente así como las fechas correspondientes a la reserva y el check-in; posteriormente dependiendo de esto tomara la decision correspondiente disponiendo de un boton de cancelar reserva que a su vez tendra una ventana de confirmacion para la misma.</text:p>
                <text:p><text:span text:style-name="T1"/></text:p>
              </table:table-cell>
            </table:table-row>
            <table:table-row table:style-name="ro3" table:default-cell-style-name="ce1">
              <table:table-cell>
                <text:p>Descripción completa</text:p>
              </table:table-cell>
              <table:table-cell>
                <text:list text:style-name="L2">
                  <text:list-item>
                    <text:p text:style-name="P2">Pinchar sobre la pestaña Cancelar.</text:p>
                  </text:list-item>
                  <text:list-item>
                    <text:p text:style-name="P2">El admin escribe el código de reserva suministrado por el cliente en la caja de texto.</text:p>
                  </text:list-item>
                  <text:list-item>
                    <text:p text:style-name="P2">El admin presionara buscar.</text:p>
                  </text:list-item>
                  <text:list-item>
                    <text:p text:style-name="P2">Se hará una petición contra el servidor que a su vez consultara en la base de datos si el cliente existe y este devolverá todos los campos relacionados a la reserva suministrada.</text:p>
                  </text:list-item>
                  <text:list-item>
                    <text:p text:style-name="P2">Estos datos se mostraran en pantalla el cual hará referencia a los datos del cliente así como las fechas correspondientes a la reserva actual el cual se usara para comprobar si puede o no puede cancelar (habilitando o deshabilitando el botón de 'Cancelar Reserva'), adjunto a una nota de referencia</text:p>
                  </text:list-item>
                  <text:list-item>
                    <text:p text:style-name="P2">Una vez que pueda cancelar la reserva le saldrá una pequeña ventana de confirmación</text:p>
                  </text:list-item>
                  <text:list-item>
                    <text:p text:style-name="P2">Presionado en aceptar se hará una petición al servidor el cual atraves de la base de datos procederá a la eliminación de la reserva del sistema</text:p>
                    <text:p/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09:18:04.54</meta:creation-date>
    <dc:date>2017-04-06T10:01:36.64</dc:date>
    <meta:editing-duration>PT37M55S</meta:editing-duration>
    <meta:editing-cycles>5</meta:editing-cycles>
    <meta:generator>LibreOffice/3.5$Windows_x86 LibreOffice_project/7e68ba2-a744ebf-1f241b7-c506db1-7d53735</meta:generator>
    <meta:document-statistic meta:object-count="2"/>
  </office:meta>
</office:document-meta>
</file>